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2</text:p>
      <text:p text:style-name="P1"/>
      <text:p text:style-name="P2">Etap I</text:p>
      <text:p text:style-name="P3"/>
      <text:p text:style-name="P3">Ursynów jest dzielnica której stolicy <text:s text:c="60"/><text:span text:style-name="T1"><text:s text:c="2"/>Warszawa</text:span></text:p>
      <text:p text:style-name="P3">w ktorym roku zmarł Nelson Mandela <text:s text:c="58"/><text:span text:style-name="T1"><text:s/>2013</text:span></text:p>
      <text:p text:style-name="P3">czy niedźwiedzie brunatne objęte są w Polsce ochroną <text:s text:c="33"/><text:span text:style-name="T1"><text:s/>TAK</text:span></text:p>
      <text:p text:style-name="P3">który polski oficer nosi na ramieniu dwie belki i gwiazdkę <text:s text:c="27"/><text:span text:style-name="T1">major</text:span></text:p>
      <text:p text:style-name="P3">jak nazywa się rzemieślnik zajmujący się pokrywaniem mebli tkaniną <text:s text:c="7"/><text:span text:style-name="T1"><text:s text:c="2"/>tapicer</text:span></text:p>
      <text:p text:style-name="P3">Izaak i Abraham to postaci ze ST czy NT <text:s text:c="55"/><text:span text:style-name="T1">ST</text:span></text:p>
      <text:p text:style-name="P3">który smyczkowy instrument muzyczny ma najniższą skalę dźwięku <text:s text:c="9"/><text:span text:style-name="T1"><text:s text:c="2"/>kontrabas</text:span></text:p>
      <text:p text:style-name="P3">które ptaki gruchają <text:s text:c="88"/><text:span text:style-name="T1"><text:s/>gołębie</text:span></text:p>
      <text:p text:style-name="P3">Majdan to dawna nazwa koszar czy placy obozowego <text:s text:c="34"/><text:span text:style-name="T1"><text:s/>plac</text:span></text:p>
      <text:p text:style-name="P3">jak ma na imię Coelho <text:s text:c="84"/><text:span text:style-name="T1"><text:s/>Paulo</text:span></text:p>
      <text:p text:style-name="P3">słowo pochodzi z łaciny i oznacza głosowanie powszechne w określonej sprawie <text:s/><text:span text:style-name="T1">referendum</text:span></text:p>
      <text:p text:style-name="P3">którego dnia obchodzimy międzynarodowy dzień kobiet <text:s text:c="31"/><text:span text:style-name="T1"><text:s/>8 marca</text:span></text:p>
      <text:p text:style-name="P3">w ktorym roku bitwa pod Warną <text:s text:c="68"/><text:span text:style-name="T1"><text:s text:c="2"/>1444 r.</text:span></text:p>
      <text:p text:style-name="P3">co jest para do krzyżyka w prostej grze strategicznej <text:s text:c="36"/><text:span text:style-name="T1"><text:s text:c="2"/>kółko</text:span></text:p>
      <text:p text:style-name="P3">która podstawowa jednostka SI jako jedyna zawiera przedrostek kilo <text:s text:c="11"/><text:span text:style-name="T1"><text:s/>kilogram</text:span></text:p>
      <text:p text:style-name="P3">ile lat trwa kadencja polskiego prezydenta <text:s text:c="52"/><text:span text:style-name="T1"><text:s text:c="2"/>pięć </text:span></text:p>
      <text:p text:style-name="P3">na którym kontynencie leży Katar <text:s text:c="65"/><text:span text:style-name="T1"><text:s text:c="2"/>Azja</text:span></text:p>
      <text:p text:style-name="P3">która przyprawa związana jest z Wieliczką <text:s text:c="51"/><text:span text:style-name="T1"><text:s text:c="2"/>sól</text:span></text:p>
      <text:p text:style-name="P3">ile płaszczyzn symetrii ma kula <text:s text:c="61"/><text:span text:style-name="T1"><text:s text:c="2"/>nieskończenie wiele</text:span></text:p>
      <text:p text:style-name="P3">kiwi jakiego jest rodzaju owoc <text:s text:c="70"/><text:span text:style-name="T1"><text:s text:c="2"/>nijaki</text:span></text:p>
      <text:p text:style-name="P3"/>
      <text:p text:style-name="P2">Etap II</text:p>
      <text:p text:style-name="P3"/>
      <text:p text:style-name="P3">czy wielocyped miałn napęd na tylne koło <text:s text:c="56"/><text:span text:style-name="T1"><text:s text:c="2"/>NIE </text:span></text:p>
      <text:p text:style-name="P3">jaki przymiotnik poprzedza słowo pomarańcza w tytule powieście Bergesa <text:s text:c="5"/><text:span text:style-name="T1">mechaniczna</text:span></text:p>
      <text:p text:style-name="P3">jak nazywa się aktorka która wcieliła się w tytułową rolę w serialu Anna German <text:s text:c="2"/></text:p>
      <text:p text:style-name="P4">Joanna Moro</text:p>
      <text:p text:style-name="P3">czy ewangelicy oraz wyznawcy prawosławia są chrześcijanami <text:s text:c="23"/><text:span text:style-name="T1"><text:s/>TAK</text:span></text:p>
      <text:p text:style-name="P3">jak nazywa się w lekkatletyce bieg rozstawny, słowo pochodzi z włoskiego <text:s text:c="3"/><text:span text:style-name="T1"><text:s text:c="2"/>sztafeta</text:span></text:p>
      <text:p text:style-name="P3">Herbert Hoover był prezydentem którego państwa <text:s text:c="43"/><text:span text:style-name="T1"><text:s text:c="2"/>USA</text:span></text:p>
      <text:p text:style-name="P3">w ktorym muzeum możemy zobaczyć rzeźbę Nike z Samotraki <text:s text:c="24"/><text:span text:style-name="T1">Luwr</text:span></text:p>
      <text:p text:style-name="P3">Czarnolas to miejscowość związana z życiem którego poety <text:s text:c="27"/><text:span text:style-name="T1">Kochanowski</text:span></text:p>
      <text:p text:style-name="P3">czy bieguny magnetyczne Ziemii pokrywają się z geograficznymi <text:s text:c="18"/><text:span text:style-name="T1">NIE </text:span></text:p>
      <text:p text:style-name="P3">kto był przedostatnim królem Polski <text:s text:c="64"/><text:span text:style-name="T1">August III</text:span></text:p>
      <text:p text:style-name="P3">jak nazywa sie zatoka morza arabskiego nad którą leżą Kuwejt, Abu Zabi <text:s text:c="6"/><text:span text:style-name="T1">Perska</text:span></text:p>
      <text:p text:style-name="P3">o złym człowieku mówimy że to typ spod jakiej gwiazdy <text:s text:c="31"/><text:span text:style-name="T1">ciemnej</text:span></text:p>
      <text:p text:style-name="P3">ile stopni wynosi okres stopni sinus <text:s text:c="65"/><text:span text:style-name="T1">360</text:span></text:p>
      <text:p text:style-name="P3">który bohater trylogii nazywany był małym rycerzem <text:s text:c="36"/><text:span text:style-name="T1"><text:s/>Wołodyjowski</text:span></text:p>
      <text:p text:style-name="P3">jak nazywa się najmniejsza porcja informacji w komputerze <text:s text:c="25"/><text:span text:style-name="T1"><text:s text:c="2"/>bit</text:span></text:p>
      <text:p text:style-name="P3">co po polsku oznacza zwrot mea culpa <text:s text:c="60"/><text:span text:style-name="T1"><text:s/>moja wina</text:span></text:p>
      <text:p text:style-name="P3">jak nazywa się urządzenie do przeprowadzania kontrolowanej reakcji łańcuchowej <text:s text:c="4"/><text:span text:style-name="T1">reaktor</text:span></text:p>
      <text:p text:style-name="P3">podaj tytuł filmu który zdbył w tym roku za najlepszy film <text:s text:c="28"/><text:span text:style-name="T1"><text:s/>Zniewolony</text:span></text:p>
      <text:p text:style-name="P3"><text:soft-page-break/>kogo szukał Diogenes z Synopy chodząc po mieście z zapaloną latarnią <text:s text:c="7"/><text:span text:style-name="T1"><text:s/>człowieka</text:span></text:p>
      <text:p text:style-name="P3">jak nazywa się ozdobny haft na góralskich spodniach <text:s text:c="36"/><text:span text:style-name="T1"><text:s/>parzenica</text:span></text:p>
      <text:p text:style-name="P3">osiołkowi w złoby dano, w jeden owiec, w drugi... <text:s text:c="41"/><text:span text:style-name="T1">siano</text:span></text:p>
      <text:p text:style-name="P3">w którym miesiący przypada Kupałowa noc <text:s text:c="50"/><text:span text:style-name="T1"><text:s/>czerwiec</text:span></text:p>
      <text:p text:style-name="P3">ile medali zdobyła w sumie polska reprezentacja na IO w Soczi <text:s text:c="19"/><text:span text:style-name="T1">sześć</text:span></text:p>
      <text:p text:style-name="P3">czy najwyższy szczyt kaukazu Elbrus jest wulkanem czynnym czy <text:span text:style-name="T1">wygasłym </text:span><text:s text:c="3"/></text:p>
      <text:p text:style-name="P3">jak nazywa się wytwórnia amerykańska motocykli założona w 1903 w Millwaukee <text:s/></text:p>
      <text:p text:style-name="P3"><text:s text:c="116"/><text:span text:style-name="T1"><text:s/>Harley Davidson</text:span></text:p>
      <text:p text:style-name="P3">na jakie okresy dzieliła się era mezozoiczna <text:s text:c="47"/><text:span text:style-name="T1"><text:s/>trias, jura, kreda</text:span></text:p>
      <text:p text:style-name="P3">stolicą którego państwa jest Podgorica <text:s text:c="57"/><text:span text:style-name="T1"><text:s/>Czarnogóra</text:span></text:p>
      <text:p text:style-name="P3">kto był ojcem Heleny Trojańskiej <text:s text:c="65"/><text:span text:style-name="T1"><text:s/>Zeus</text:span></text:p>
      <text:p text:style-name="P3">anglosaska jednostka miary równa ok 30 cm to <text:s text:c="44"/><text:span text:style-name="T1"><text:s/>stopa</text:span></text:p>
      <text:p text:style-name="P4"><text:span text:style-name="T2">czy obydwa płuca mają tę samą wielkość </text:span><text:s text:c="54"/>NIE </text:p>
      <text:p text:style-name="P3">z czego był zrobiony tytułowy bohater powieści Kownackiej Plastusiowy pamiętnik</text:p>
      <text:p text:style-name="P4">plastelina</text:p>
      <text:p text:style-name="P3">w jakiej dziedzinie otrzymała swoją drugą nagrodę Nobla M. Skłodowska <text:s text:c="3"/><text:span text:style-name="T1">chemia</text:span></text:p>
      <text:p text:style-name="P3">jak nazywał się chłop z Zakrzowa który wyróżnił się pod Racławicami <text:s text:c="3"/><text:span text:style-name="T1"><text:s text:c="2"/>Wojciech Bartos</text:span></text:p>
      <text:p text:style-name="P3">maskonury to ptaki wodne czy gady wodne <text:s text:c="50"/><text:span text:style-name="T1"><text:s/>ptaki</text:span></text:p>
      <text:p text:style-name="P3">premierem którego państwa został Arsenij Jaceniuk <text:s text:c="37"/><text:span text:style-name="T1"><text:s/>Ukraina</text:span></text:p>
      <text:p text:style-name="P3">kiedy powstało w Polsce ministerstwo bezpieczeństwa narodowego <text:s/>przed czy <text:span text:style-name="T1">po II WŚ</text:span></text:p>
      <text:p text:style-name="P3">jakie imię nosi archanioł opisany w księdze Daniela, jako anioł opiekuńczy narodu izraelskiego <text:s text:c="98"/><text:span text:style-name="T1"><text:s text:c="3"/>św. Michał</text:span></text:p>
      <text:p text:style-name="P3">jak nazywa się problem matematyczny polegający na wykreśleniu kwadratu o polu równym polu danego koła <text:s text:c="86"/><text:span text:style-name="T1"><text:s/>kwadratura koła</text:span></text:p>
      <text:p text:style-name="P3">w którym mieście znajdowały się wiszące ogrody Semiramidy <text:s text:c="20"/><text:span text:style-name="T1"><text:s text:c="2"/>Babilon</text:span></text:p>
      <text:p text:style-name="P3">czy alkohol rozpuszcza się w wodzie <text:s text:c="60"/><text:span text:style-name="T1"><text:s text:c="2"/>TAK</text:span></text:p>
      <text:p text:style-name="P3">forte w muzyce znaczy głośno, a jakie słowo znaczy cicho <text:s text:c="27"/><text:span text:style-name="T1"><text:s/>piano</text:span></text:p>
      <text:p text:style-name="P3">jak naprawdę nazywał się Jack Strong <text:s text:c="59"/><text:span text:style-name="T1"><text:s text:c="2"/>płk Kukliński</text:span></text:p>
      <text:p text:style-name="P3">które państwo objęło prezydencję 1 stycznia 2014 r <text:s text:c="37"/><text:span text:style-name="T1"><text:s text:c="2"/>Grecja</text:span></text:p>
      <text:p text:style-name="P3">sylogizm to pojęcie związane z logiką czy retoryką <text:s text:c="38"/><text:span text:style-name="T1"><text:s text:c="2"/>logika</text:span></text:p>
      <text:p text:style-name="P3">czym podzielił się św. Marcin spotkawszy na drodze żebraka <text:s text:c="23"/><text:span text:style-name="T1"><text:s text:c="2"/>płaszcz</text:span> </text:p>
      <text:p text:style-name="P3">w którym roku zatonął Titanic <text:s text:c="70"/><text:span text:style-name="T1"><text:s text:c="3"/>1912</text:span></text:p>
      <text:p text:style-name="P3">poeta francuski Artur Rambort był bohaterem Sezonu w niebie czy Sezonu w piekle <text:s text:c="5"/><text:span text:style-name="T1">piekło</text:span></text:p>
      <text:p text:style-name="P3">jakim skrótem oznaczana jest witamina biotyna <text:s text:c="45"/><text:span text:style-name="T1"><text:s/>wit. H</text:span></text:p>
      <text:p text:style-name="P3">jak oficjalnie nazywa się piłka MŚ w Brazylii <text:s text:c="48"/><text:span text:style-name="T1">brazuca</text:span></text:p>
      <text:p text:style-name="P3">na ile lat jest nadawany produktowi znak poznaj dobrą żywność <text:s text:c="19"/><text:span text:style-name="T1"><text:s/>trzy lata</text:span></text:p>
      <text:p text:style-name="P3">jak z łaciny nazywa się giętki pancerz z metalowych łusek <text:s text:c="26"/><text:span text:style-name="T1"><text:s text:c="2"/>karacena</text:span></text:p>
      <text:p text:style-name="P3">stolicą którego amerykańskiego stanu jest Boston <text:s text:c="41"/><text:span text:style-name="T1"><text:s/>Massachusets</text:span></text:p>
      <text:p text:style-name="P3"/>
      <text:p text:style-name="P3"><text:span text:style-name="T3">Etap III</text:span></text:p>
      <text:p text:style-name="P3"><text:span text:style-name="T3"/></text:p>
      <text:p text:style-name="P3">ile cm sześciennych mieści się w metrze <text:s text:c="55"/><text:span text:style-name="T1"><text:s/>milion</text:span></text:p>
      <text:p text:style-name="P3">czy katecheta musi być osoba duchowną <text:s text:c="56"/><text:span text:style-name="T1">NIE</text:span> </text:p>
      <text:p text:style-name="P3">który starożytny władca miał wg wyroczni strzec się Id marcowych <text:s text:c="13"/><text:span text:style-name="T1">J. Cezar</text:span></text:p>
      <text:p text:style-name="P3">jak w dawnej Polsce nazywano niewolę u Turków lub Tatarów <text:s text:c="21"/><text:span text:style-name="T1">jasyr</text:span></text:p>
      <text:p text:style-name="P3">zaimek to część mowy czy część zdania <text:s text:c="57"/><text:span text:style-name="T1">mowy</text:span></text:p>
      <text:p text:style-name="P3">która rocznica wybuchu II WŚ wypada w 2014 roku <text:s text:c="35"/><text:span text:style-name="T1"><text:s text:c="2"/>75</text:span></text:p>
      <text:p text:style-name="P3"><text:soft-page-break/>częścia którego państwa jest Mandżuria <text:s text:c="56"/><text:span text:style-name="T1">Chiny</text:span></text:p>
      <text:p text:style-name="P3">jak z greki nazywa się człowiek władający wieloma językami <text:s text:c="21"/><text:span text:style-name="T1">poliglota</text:span></text:p>
      <text:p text:style-name="P3">czy B. Prus żył w XX wieku <text:s text:c="74"/><text:span text:style-name="T1">TAK</text:span></text:p>
      <text:p text:style-name="P3">kto wg mitologii był bogiem ognia, kowalstwa <text:s text:c="45"/><text:span text:style-name="T1">Hefajstos</text:span></text:p>
      <text:p text:style-name="P3">jak brzmi skróg organu pomocniczego ONZ pomagającego dzieciom <text:s text:c="9"/><text:span text:style-name="T1">UNICEF</text:span></text:p>
      <text:p text:style-name="P3">kto oprócz zawodników znajduje się na ringu bokserskim <text:s text:c="27"/><text:span text:style-name="T1"><text:s/>sędzia</text:span></text:p>
      <text:p text:style-name="P3">czyją córką była Anna Jagiellonka <text:s text:c="59"/><text:span text:style-name="T1"><text:s/>Zygmunta Starego</text:span></text:p>
      <text:p text:style-name="P3">w którym filmie Maklakiewicz przedstawia się słowami: Bardzo mi przykro, inżynier Mamoń jestem <text:s text:c="97"/><text:span text:style-name="T1">Rejs</text:span></text:p>
      <text:p text:style-name="P3">Bizancjum założone w VII p.n.e. było kolonią grecką czy rzymską <text:s text:c="13"/><text:span text:style-name="T1"><text:s/>grecką</text:span></text:p>
      <text:p text:style-name="P3">jakim terminem pochodzącym z łaciny nazywamy ukończenie studiów wyższych bez uzyskania dyplomu <text:s text:c="89"/><text:span text:style-name="T1">absolutorium</text:span></text:p>
      <text:p text:style-name="P3">czy planetoidy są źródlami światła <text:s text:c="64"/><text:span text:style-name="T1"><text:s/>NIE </text:span></text:p>
      <text:p text:style-name="P3">jak nazywa się oficer przydzielony do osobistej dyspozycji wyższego dowodcy to <text:s text:c="2"/><text:span text:style-name="T1">adiutant</text:span></text:p>
      <text:p text:style-name="P3">ilu licowa jest osoba obłudna <text:s text:c="74"/><text:span text:style-name="T1">dwulicowa</text:span></text:p>
      <text:p text:style-name="P3">jak nazywają się organizmy powstałe w wyniku symbiozy grzybów z glonami <text:s/><text:span text:style-name="T1"><text:s/>porosty</text:span></text:p>
      <text:p text:style-name="P3">czy istnieje największa liczba naturalna <text:s text:c="56"/><text:span text:style-name="T1"><text:s/>NIE </text:span></text:p>
      <text:p text:style-name="P3">jaki pseudonim nosi zły czarodziej, morderca rodziców Harregy Pottera <text:s text:c="5"/><text:span text:style-name="T1"><text:s/>Voldemort</text:span></text:p>
      <text:p text:style-name="P3">jakim terminem określamy zdenerwowanie aktora albo mówcy przed występem publicznym</text:p>
      <text:p text:style-name="P3">ile wioseł ma łódź typu skiff <text:s text:c="75"/><text:span text:style-name="T1">jedna para</text:span></text:p>
      <text:p text:style-name="P3">rozwin skrót gg komunikatora internetowego <text:s text:c="46"/><text:span text:style-name="T1"><text:s text:c="2"/>gadu-gadu</text:span></text:p>
      <text:p text:style-name="P3">jak nazywa się jednostka terytorialna Rosji której stolicą jest Kaliningrad <text:s text:c="2"/></text:p>
      <text:p text:style-name="P3"><text:s/><text:span text:style-name="T1">Obwód Kaliningradzki</text:span></text:p>
      <text:p text:style-name="P3">ile książek z cyklu o Wiedźminie ukazało się do tej pory <text:s text:c="29"/><text:span text:style-name="T1"><text:s text:c="2"/>osiem</text:span></text:p>
      <text:p text:style-name="P3">ktorych dostojników kościoła katolickiego nazywa się zwyczajowo purpuratami <text:s text:c="2"/><text:span text:style-name="T1">Kardynałowie</text:span></text:p>
      <text:p text:style-name="P3">jaki srodek po raz pierwszy zastosował do ogólnego znieczulenia James Simpson <text:s text:c="3"/><text:span text:style-name="T1">chloro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21:20:28.14</meta:creation-date>
    <meta:document-statistic meta:table-count="0" meta:image-count="0" meta:object-count="0" meta:page-count="3" meta:paragraph-count="109" meta:word-count="955" meta:character-count="10193"/>
    <dc:date>2014-08-31T22:15:02.95</dc:date>
    <meta:editing-duration>PT00H18M24S</meta:editing-duration>
    <meta:editing-cycles>1</meta:editing-cycles>
    <meta:generator>OpenOffice.ux.pl/3.1$Win32 OpenOffice.org_project/310m11$Build-39399</meta:generator>
  </office:meta>
</office:document-meta>
</file>